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pitch="variable"/>
    <style:font-face style:name="B Compset" svg:font-family="'B Compset'" style:font-pitch="variable"/>
    <style:font-face style:name="Nazli" svg:font-family="Nazl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2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3.4236in"/>
    </style:style>
    <style:style style:name="co4" style:family="table-column">
      <style:table-column-properties fo:break-before="auto" style:column-width="0.8598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2457in" fo:break-before="auto" style:use-optimal-row-height="true"/>
    </style:style>
    <style:style style:name="ta1" style:family="table" style:master-page-name="PageStyle_5f_todo">
      <style:table-properties table:display="true" style:writing-mode="rl-tb"/>
    </style:style>
    <number:number-style style:name="N5001" number:language="en" number:country="US">
      <number:number number:decimal-places="0" number:min-integer-digits="1"/>
    </number:number-style>
    <number:date-style style:name="N5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5001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font-name="Nazli" fo:font-size="10pt" fo:font-style="normal" fo:text-shadow="none" style:text-underline-style="none" fo:font-weight="normal" style:font-size-asian="10pt" style:font-style-asian="normal" style:font-weight-asian="normal" style:font-name-complex="Nazli" style:font-size-complex="10pt" style:font-style-complex="normal" style:font-weight-complex="normal"/>
    </style:style>
    <style:style style:name="ce2" style:family="table-cell" style:parent-style-name="Default" style:data-style-name="N5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font-name="Nazli" fo:font-size="10pt" fo:font-style="normal" fo:text-shadow="none" style:text-underline-style="none" fo:font-weight="normal" style:font-size-asian="10pt" style:font-style-asian="normal" style:font-weight-asian="normal" style:font-name-complex="Nazli" style:font-size-complex="10pt" style:font-style-complex="normal" style:font-weight-complex="normal"/>
    </style:style>
    <style:style style:name="ce3" style:family="table-cell" style:parent-style-name="Default" style:data-style-name="N5033">
      <style:table-cell-properties fo:background-color="#ffff00" style:diagonal-bl-tr="none" style:diagonal-tl-br="none" style:text-align-source="fix" style:repeat-content="false" fo:wrap-option="no-wrap" fo:border="0.0138in solid #000000" style:direction="ltr" fo:padding-bottom="0.0193in" fo:padding-left="0.0138in" fo:padding-right="0.0138in" fo:padding-top="0.0193in" style:rotation-angle="0" style:rotation-align="none" style:shrink-to-fit="false" style:vertical-align="bottom" style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font-name="Nazli" fo:font-size="10pt" fo:font-style="normal" fo:text-shadow="none" style:text-underline-style="none" fo:font-weight="normal" style:font-size-asian="10pt" style:font-style-asian="normal" style:font-weight-asian="normal" style:font-name-complex="Nazli" style:font-size-complex="10pt" style:font-style-complex="normal" style:font-weight-complex="normal"/>
    </style:style>
    <style:style style:name="ce4" style:family="table-cell" style:parent-style-name="Default" style:data-style-name="N5033">
      <style:table-cell-properties style:text-align-source="fix" style:repeat-content="false" fo:background-color="transparent" fo:wrap-option="no-wrap" style:direction="ltr" fo:padding-bottom="0.0193in" fo:padding-left="0.0138in" fo:padding-right="0.0138in" fo:padding-top="0.0193in" style:rotation-angle="0" style:rotation-align="none" style:shrink-to-fit="false" style:vertical-align="bottom" style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font-name="Nazli" fo:font-size="10pt" fo:font-style="normal" fo:text-shadow="none" style:text-underline-style="none" fo:font-weight="normal" style:font-size-asian="10pt" style:font-style-asian="normal" style:font-weight-asian="normal" style:font-name-complex="Nazl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do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شماره</text:p>
          </table:table-cell>
          <table:table-cell table:style-name="ce3" office:value-type="string">
            <text:p>وضعیت</text:p>
          </table:table-cell>
          <table:table-cell table:style-name="ce1" office:value-type="string">
            <text:p>عنوان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نوشتن در وبلاگ راجع به استفاده از UrlRewriting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date" office:date-value="2011-05-31">
            <text:p>May 31</text:p>
          </table:table-cell>
          <table:table-cell office:value-type="string">
            <text:p>سورت در Tag Cloud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1-05-31">
            <text:p>May 31</text:p>
          </table:table-cell>
          <table:table-cell office:value-type="string">
            <text:p>یکی کردن تگ‌های مشابه با استفاده از case insensitivity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11-05-31">
            <text:p>May 31</text:p>
          </table:table-cell>
          <table:table-cell office:value-type="string">
            <text:p>لینک درست کردن برای هر یک از تگ‌ها و ایجاد صفحه اختصاصی برای آن‌ها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1-05-31">
            <text:p>May 31</text:p>
          </table:table-cell>
          <table:table-cell office:value-type="string">
            <text:p>Feed اختصاصی برای هر یک از تگ‌ها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1-05-31">
            <text:p>May 31</text:p>
          </table:table-cell>
          <table:table-cell office:value-type="string">
            <text:p>شمارش ویزیت‌هایی که توسط feedها انجام می‌شود</text:p>
          </table:table-cell>
          <table:table-cell table:number-columns-repeated="1021"/>
        </table:table-row>
        <table:table-row table:style-name="ro2">
          <table:table-cell office:value-type="float" office:value="7">
            <text:p>7</text:p>
          </table:table-cell>
          <table:table-cell office:value-type="date" office:date-value="2011-05-31">
            <text:p>May 31</text:p>
          </table:table-cell>
          <table:table-cell office:value-type="string">
            <text:p>متن هر آگهی بتواند html هم قبول کند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1-05-31">
            <text:p>May 31</text:p>
          </table:table-cell>
          <table:table-cell office:value-type="string">
            <text:p>import کردن اتوماتیک آگهی‌های از feed سایت برنامه‌نویس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11-05-31">
            <text:p>May 31</text:p>
          </table:table-cell>
          <table:table-cell office:value-type="string">
            <text:p>گذاشتن تأییدیه برای هر کدام آگهی‌های وارد ثبت شده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pitch="variable"/>
    <style:font-face style:name="B Compset" svg:font-family="'B Compset'" style:font-pitch="variable"/>
    <style:font-face style:name="Nazli" svg:font-family="Nazl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fa" style:country-complex="IR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style:rotation-align="none"/>
      <style:text-properties fo:color="#000000" style:text-outline="false" style:text-line-through-style="none" style:font-name="Arial" fo:font-size="3.59999990463257pt" fo:font-style="normal" fo:text-shadow="none" style:text-underline-style="none" fo:font-weight="normal" style:font-size-asian="3.59999990463257pt" style:font-style-asian="normal" style:font-weight-asian="normal" style:font-name-complex="Arial" style:font-size-complex="3.59999990463257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style:rotation-align="none"/>
      <style:text-properties fo:color="#ffffff" style:text-outline="false" style:text-line-through-style="none" style:font-name="Arial" fo:font-size="3.59999990463257pt" fo:font-style="normal" fo:text-shadow="none" style:text-underline-style="none" fo:font-weight="normal" style:font-size-asian="3.59999990463257pt" style:font-style-asian="normal" style:font-weight-asian="normal" style:font-name-complex="Arial" style:font-size-complex="3.59999990463257pt" style:font-style-complex="normal" style:font-weight-complex="normal"/>
    </style:style>
    <style:style style:name="Accent1" style:family="table-cell" style:parent-style-name="Default">
      <style:table-cell-properties fo:background-color="#333399" style:rotation-align="none"/>
      <style:text-properties fo:color="#ffffff" style:text-outline="false" style:text-line-through-style="none" style:font-name="Arial" fo:font-size="3.59999990463257pt" fo:font-style="normal" fo:text-shadow="none" style:text-underline-style="none" fo:font-weight="normal" style:font-size-asian="3.59999990463257pt" style:font-style-asian="normal" style:font-weight-asian="normal" style:font-name-complex="Arial" style:font-size-complex="3.59999990463257pt" style:font-style-complex="normal" style:font-weight-complex="normal"/>
    </style:style>
    <style:style style:name="Accent3" style:family="table-cell" style:parent-style-name="Default">
      <style:table-cell-properties fo:background-color="#339966" style:rotation-align="none"/>
      <style:text-properties fo:color="#ffffff" style:text-outline="false" style:text-line-through-style="none" style:font-name="Arial" fo:font-size="3.59999990463257pt" fo:font-style="normal" fo:text-shadow="none" style:text-underline-style="none" fo:font-weight="normal" style:font-size-asian="3.59999990463257pt" style:font-style-asian="normal" style:font-weight-asian="normal" style:font-name-complex="Arial" style:font-size-complex="3.59999990463257pt" style:font-style-complex="normal" style:font-weight-complex="normal"/>
    </style:style>
    <style:style style:name="Accent4" style:family="table-cell" style:parent-style-name="Default">
      <style:table-cell-properties fo:background-color="#800080" style:rotation-align="none"/>
      <style:text-properties fo:color="#ffffff" style:text-outline="false" style:text-line-through-style="none" style:font-name="Arial" fo:font-size="3.59999990463257pt" fo:font-style="normal" fo:text-shadow="none" style:text-underline-style="none" fo:font-weight="normal" style:font-size-asian="3.59999990463257pt" style:font-style-asian="normal" style:font-weight-asian="normal" style:font-name-complex="Arial" style:font-size-complex="3.59999990463257pt" style:font-style-complex="normal" style:font-weight-complex="normal"/>
    </style:style>
    <style:style style:name="Explanatory_20_Text" style:display-name="Explanatory Text" style:family="table-cell" style:parent-style-name="Default">
      <style:table-cell-properties style:rotation-align="none"/>
      <style:text-properties fo:color="#808080" style:text-outline="false" style:text-line-through-style="none" style:font-name="Arial" fo:font-size="3.59999990463257pt" fo:font-style="italic" fo:text-shadow="none" style:text-underline-style="none" fo:font-weight="normal" style:font-size-asian="3.59999990463257pt" style:font-style-asian="italic" style:font-weight-asian="normal" style:font-name-complex="Arial" style:font-size-complex="3.59999990463257pt" style:font-style-complex="italic" style:font-weight-complex="normal"/>
    </style:style>
    <style:style style:name="Style_20_1" style:display-name="Style 1" style:family="table-cell" style:parent-style-name="Default" style:data-style-name="N128">
      <style:table-cell-properties style:rotation-align="none"/>
    </style:style>
    <style:style style:name="Style_20_2" style:display-name="Style 2" style:family="table-cell" style:parent-style-name="Default" style:data-style-name="N120">
      <style:table-cell-properties style:rotation-align="none"/>
    </style:style>
    <style:style style:name="Style_20_3" style:display-name="Style 3" style:family="table-cell" style:parent-style-name="Default" style:data-style-name="N132">
      <style:table-cell-properties style:rotation-align="none"/>
    </style:style>
    <style:style style:name="Style_20_4" style:display-name="Style 4" style:family="table-cell" style:parent-style-name="Default" style:data-style-name="N124">
      <style:table-cell-properties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05/31/2011</text:date>, <text:time>14:4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do" style:display-name="PageStyle_to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orodo</meta:initial-creator>
    <meta:print-date>2009-03-04T05:06:06</meta:print-date>
    <meta:creation-date>2004-11-24T13:12:39</meta:creation-date>
    <dc:date>2011-05-31T14:42:28.73</dc:date>
    <meta:generator>LibreOffice/3.3$Win32 LibreOffice_project/330m19$Build-202</meta:generator>
    <meta:editing-duration>PT25M4S</meta:editing-duration>
    <meta:editing-cycles>6</meta:editing-cycles>
    <meta:document-statistic meta:table-count="1" meta:cell-count="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